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28cm"/>
    </style:style>
    <style:style style:name="co3" style:family="table-column">
      <style:table-column-properties fo:break-before="auto" style:column-width="4.034cm"/>
    </style:style>
    <style:style style:name="co4" style:family="table-column">
      <style:table-column-properties fo:break-before="auto" style:column-width="5.861cm"/>
    </style:style>
    <style:style style:name="co5" style:family="table-column">
      <style:table-column-properties fo:break-before="auto" style:column-width="10.507cm"/>
    </style:style>
    <style:style style:name="co6" style:family="table-column">
      <style:table-column-properties fo:break-before="auto" style:column-width="2.817cm"/>
    </style:style>
    <style:style style:name="co7" style:family="table-column">
      <style:table-column-properties fo:break-before="auto" style:column-width="3.097cm"/>
    </style:style>
    <style:style style:name="co8" style:family="table-column">
      <style:table-column-properties fo:break-before="auto" style:column-width="2.224cm"/>
    </style:style>
    <style:style style:name="co9" style:family="table-column">
      <style:table-column-properties fo:break-before="auto" style:column-width="12.4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3.531cm" fo:break-before="page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vertical-align="middle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style:vertical-align="middle"/>
    </style:style>
    <style:style style:name="ce8" style:family="table-cell" style:parent-style-name="Default" style:data-style-name="N37">
      <style:table-cell-properties style:vertical-align="middle"/>
    </style:style>
    <style:style style:name="ce9" style:family="table-cell" style:parent-style-name="Default">
      <style:table-cell-properties fo:background-color="#3deb3d" style:vertical-align="middle"/>
    </style:style>
    <style:style style:name="ce10" style:family="table-cell" style:parent-style-name="Default">
      <style:table-cell-properties fo:background-color="#ff0000" style:vertical-align="middle"/>
    </style:style>
    <style:style style:name="ce11" style:family="table-cell" style:parent-style-name="Default">
      <style:table-cell-properties fo:background-color="#ffd320" style:vertical-align="middle"/>
    </style:style>
    <style:style style:name="ce1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table table:name="Intro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2">
          <table:table-cell office:value-type="string">
            <text:p>Test plan of JavaMelody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>
            <text:p>To execute tests, some things are needed :</text:p>
          </table:table-cell>
          <table:table-cell table:number-columns-repeated="2"/>
        </table:table-row>
        <table:table-row table:style-name="ro2">
          <table:table-cell office:value-type="string">
            <text:p>User guide :</text:p>
          </table:table-cell>
          <table:table-cell/>
          <table:table-cell office:value-type="string">
            <text:p>http://code.google.com/p/javamelody/wiki/UserGuide</text:p>
          </table:table-cell>
        </table:table-row>
        <table:table-row table:style-name="ro2">
          <table:table-cell office:value-type="string">
            <text:p>Advanced user guide :</text:p>
          </table:table-cell>
          <table:table-cell/>
          <table:table-cell office:value-type="string">
            <text:p>http://code.google.com/p/javamelody/wiki/UserGuideAdvanced</text:p>
          </table:table-cell>
        </table:table-row>
        <table:table-row table:style-name="ro2">
          <table:table-cell office:value-type="string">
            <text:p>test.war :</text:p>
          </table:table-cell>
          <table:table-cell/>
          <table:table-cell office:value-type="string">
            <text:p>build test.war from sources using the ant target « test-war » in build.xml (see dev. Guide)</text:p>
          </table:table-cell>
        </table:table-row>
      </table:table>
      <table:table table:name="Tests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default-cell-style-name="ce3"/>
        <table:table-column table:style-name="co9" table:default-cell-style-name="ce7"/>
        <table:table-column table:style-name="co1" table:number-columns-repeated="1013" table:default-cell-style-name="ce3"/>
        <table:table-row table:style-name="ro2">
          <table:table-cell table:style-name="ce2" office:value-type="string">
            <text:p>Test category</text:p>
          </table:table-cell>
          <table:table-cell table:style-name="ce2" office:value-type="string">
            <text:p>OS</text:p>
          </table:table-cell>
          <table:table-cell table:style-name="ce2" office:value-type="string">
            <text:p>Application server</text:p>
          </table:table-cell>
          <table:table-cell table:style-name="ce4" office:value-type="string">
            <text:p>JDK</text:p>
          </table:table-cell>
          <table:table-cell table:style-name="ce6" office:value-type="string">
            <text:p>Test summary</text:p>
          </table:table-cell>
          <table:table-cell table:style-name="ce6" office:value-type="string">
            <text:p>Test description</text:p>
          </table:table-cell>
          <table:table-cell table:style-name="ce2" office:value-type="string">
            <text:p>Date of test</text:p>
          </table:table-cell>
          <table:table-cell table:style-name="ce2" office:value-type="string">
            <text:p>Result of test</text:p>
          </table:table-cell>
          <table:table-cell table:style-name="ce2" office:value-type="string">
            <text:p>Version</text:p>
          </table:table-cell>
          <table:table-cell table:style-name="ce2" office:value-type="string">
            <text:p>Tester</text:p>
          </table:table-cell>
          <table:table-cell table:number-columns-repeated="1014"/>
        </table:table-row>
        <table:table-row table:style-name="ro3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Main features</text:p>
          </table:table-cell>
          <table:table-cell office:value-type="string">
            <text:p>This is a test case to use main features fast without details.</text:p>
            <text:p>It will be used below in different contexts.</text:p>
            <text:p>Open all screens :</text:p>
            <text:p>- Open main report</text:p>
            <text:p>- Execute requests to have data for http, sql, spring, guice, services, jsp, jobs, caches</text:p>
            <text:p>- Refresh main report to view data for http, sql, spring, guice, services, jsp, jobs, caches</text:p>
            <text:p>- Open pdf report</text:p>
            <text:p>- Select each period : day, week, month, year, customized, all and day again</text:p>
            <text:p>- Open the detail of an http request</text:p>
            <text:p>- Display the summary per class (for Guice) and the detail for a class</text:p>
            <text:p>- Execute a long sql request and refresh the main report to check the http and sql current requests</text:p>
            <text:p>- Check the system informations and sys. Info. details</text:p>
            <text:p>- Display details of threads</text:p>
            <text:p>- Display details of jobs</text:p>
            <text:p>- Display details of caches</text:p>
            <text:p>- Execute the GC</text:p>
            <text:p>- Display the memory histogram</text:p>
            <text:p>- Create an http session</text:p>
            <text:p>- Display http sessions and an http session detail</text:p>
            <text:p>- Invalidate http sessions</text:p>
            <text:p>- Display the deployment descriptor</text:p>
            <text:p>- Display the MBeans</text:p>
            <text:p>- Display the OS process</text:p>
            <text:p>- Display the JNDI tree</text:p>
            <text:p>- Display the opened jdbc connections</text:p>
            <text:p>- Display a database report</text:p>
            <text:p/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4"/>
          <table:table-cell table:style-name="ce6" table:number-columns-repeated="2"/>
          <table:table-cell table:style-name="ce2" table:number-columns-repeated="4"/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Windows</text:p>
          </table:table-cell>
          <table:table-cell office:value-type="string">
            <text:p>Tomcat 6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1">
            <text:p>1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Windows</text:p>
          </table:table-cell>
          <table:table-cell office:value-type="string">
            <text:p>Tomcat 6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2">
            <text:p>12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5.5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2">
            <text:p>12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 office:value-type="string">
            <text:p>Check that heap dump, memory histogram, stack traces and system load average are not available</text:p>
          </table:table-cell>
          <table:table-cell table:style-name="ce8" office:value-type="date" office:date-value="2010-10-13">
            <text:p>13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5.0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7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office:value-type="string">
            <text:p>not in eclipse?</text:p>
          </table:table-cell>
          <table:table-cell table:style-name="ce8" office:value-type="date" office:date-value="2010-10-13">
            <text:p>13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Linux</text:p>
          </table:table-cell>
          <table:table-cell office:value-type="string">
            <text:p>Tomcat 6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Linux</text:p>
          </table:table-cell>
          <table:table-cell office:value-type="string">
            <text:p>Tomcat 6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4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JRE 1.6</text:p>
          </table:table-cell>
          <table:table-cell office:value-type="string">
            <text:p>Test main features (see above)</text:p>
          </table:table-cell>
          <table:table-cell office:value-type="string">
            <text:p>Check that the « memory histogram » feature explains the need for a JDK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1-24">
            <text:p>24/11/10</text:p>
          </table:table-cell>
          <table:table-cell table:style-name="ce10" office:value-type="string">
            <text:p>KO</text:p>
          </table:table-cell>
          <table:table-cell/>
          <table:table-cell office:value-type="string">
            <text:p>Pieter</text:p>
          </table:table-cell>
          <table:table-cell table:style-name="ce12" office:value-type="string">
            <text:p>major issue : Glassfish 3.0.1 creates a new instance of the datasource for each lookup, so monitoring of sql requests does not work</text:p>
          </table:table-cell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onas 5.1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boss 5.1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01-24">
            <text:p>24/0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ce12"/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etty 6.1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1-04">
            <text:p>0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Oracle WebLogic 11g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Oracle WebLogic 11g</text:p>
          </table:table-cell>
          <table:table-cell office:value-type="string">
            <text:p>Jrockit 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IBM WebSphere</text:p>
          </table:table-cell>
          <table:table-cell office:value-type="string">
            <text:p>IBM J9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1-12">
            <text:p>12/11/10</text:p>
          </table:table-cell>
          <table:table-cell table:style-name="ce10" office:value-type="string">
            <text:p>KO</text:p>
          </table:table-cell>
          <table:table-cell office:value-type="string">
            <text:p>1.20.0</text:p>
          </table:table-cell>
          <table:table-cell office:value-type="string">
            <text:p>evernat</text:p>
          </table:table-cell>
          <table:table-cell table:style-name="ce12" office:value-type="string">
            <text:p>major issue : JNDI tree does not work in Websphere 7</text:p>
          </table:table-cell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Test with Mozilla Firefox3.6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Test with Google Chrom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14">
            <text:p>14/10/10</text:p>
          </table:table-cell>
          <table:table-cell table:style-name="ce11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ce12" office:value-type="string">
            <text:p>minor issue : web.xml is not displayed as xml</text:p>
          </table:table-cell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Test with MS Internet Explorer 8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resolution-second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torage-directory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log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warning-threshold-millis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evere-threshold-millis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url-exclude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http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ql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ejb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pring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if the transform pattern removes the '.'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guice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if the transform pattern removes the '.'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ervices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if the transform pattern removes the '.'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truts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error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log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job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for the display of errors and mean times in the list of jobs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jsp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displayed-counters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for the extreme cases that the http counter is not displayed or that displayed-counters is empty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no-database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ystem-actions-enabled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table:number-columns-repeated="3" office:value-type="string">
            <text:p>any</text:p>
          </table:table-cell>
          <table:table-cell office:value-type="string">
            <text:p>Parameter allowed-addr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table:number-columns-repeated="3" office:value-type="string">
            <text:p>any</text:p>
          </table:table-cell>
          <table:table-cell office:value-type="string">
            <text:p>Parameter disabled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table:number-columns-repeated="3" office:value-type="string">
            <text:p>any</text:p>
          </table:table-cell>
          <table:table-cell office:value-type="string">
            <text:p>Parameter datasources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mail-session</text:p>
          </table:table-cell>
          <table:table-cell office:value-type="string">
            <text:p>to be written</text:p>
          </table:table-cell>
          <table:table-cell table:style-name="ce8" office:value-type="date" office:date-value="2010-10-24">
            <text:p>2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admin-emails</text:p>
          </table:table-cell>
          <table:table-cell office:value-type="string">
            <text:p>to be written</text:p>
          </table:table-cell>
          <table:table-cell table:style-name="ce8" office:value-type="date" office:date-value="2010-10-24">
            <text:p>2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mail-period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monitoring-path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rewrap-datasources</text:p>
          </table:table-cell>
          <table:table-cell office:value-type="string">
            <text:p>In tomcat, 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in web.xml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in context parameters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table:number-columns-repeated="3" office:value-type="string">
            <text:p>any</text:p>
          </table:table-cell>
          <table:table-cell office:value-type="string">
            <text:p>Parameter in system properties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5">
          <table:table-cell office:value-type="string">
            <text:p>Parameters</text:p>
          </table:table-cell>
          <table:table-cell table:number-columns-repeated="3" office:value-type="string">
            <text:p>any</text:p>
          </table:table-cell>
          <table:table-cell office:value-type="string">
            <text:p>Priority of parameters in system properties, in context parameters and in web.xml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Web fragment</text:p>
          </table:table-cell>
          <table:table-cell office:value-type="string">
            <text:p>any</text:p>
          </table:table-cell>
          <table:table-cell office:value-type="string">
            <text:p>Tomcat 7</text:p>
          </table:table-cell>
          <table:table-cell office:value-type="string">
            <text:p>1.6</text:p>
          </table:table-cell>
          <table:table-cell office:value-type="string">
            <text:p>web-fragment.xml <text:span text:style-name="T1">without</text:span> filter and listener in web.xml</text:p>
          </table:table-cell>
          <table:table-cell office:value-type="string">
            <text:p>to be written</text:p>
            <text:p>Note: needs web-app version 3.0 in web.xml</text:p>
          </table:table-cell>
          <table:table-cell table:style-name="ce8" office:value-type="date" office:date-value="2010-11-04">
            <text:p>0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any</text:p>
          </table:table-cell>
          <table:table-cell office:value-type="string">
            <text:p>Tomcat 7</text:p>
          </table:table-cell>
          <table:table-cell office:value-type="string">
            <text:p>1.6</text:p>
          </table:table-cell>
          <table:table-cell office:value-type="string">
            <text:p>web-fragment.xml <text:span text:style-name="T2">with</text:span> filter and listener in web.xml</text:p>
          </table:table-cell>
          <table:table-cell office:value-type="string">
            <text:p>to be written</text:p>
            <text:p>Note: needs web-app version 3.0 in web.xml</text:p>
          </table:table-cell>
          <table:table-cell table:style-name="ce8" office:value-type="date" office:date-value="2010-11-04">
            <text:p>0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JRobin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arts and collect unavailable if JRobin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PDF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vailabililty of the PDF reports if iText classes are present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DF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Unavailabililty of the PDF reports if iText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English languag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French languag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German languag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efault language of the server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udson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Hudson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lugin-authentication-disabled parameter for Hudson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nk to report in administration for Hudso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tlassian plugin in JIRA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Atlassian plugin in JIRA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nk to report in administration for JIRA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lugin-authentication-disabled parameter for JIRA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tlassian plugin in Confluence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Atlassian plugin in Confluence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nk to report in administration for Confluence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lugin-authentication-disabled parameter for Confluence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tlassian plugin in Bamboo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Atlassian plugin for Bamboo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nk to report in administration of Bamboo</text:p>
          </table:table-cell>
          <table:table-cell office:value-type="string">
            <text:p>to be written</text:p>
          </table:table-cell>
          <table:table-cell table:style-name="ce8" office:value-type="date" office:date-value="2010-11-28">
            <text:p>28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lugin-authentication-disabled parameter for Bamboo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Grails plugi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5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context</text:p>
          </table:table-cell>
          <table:table-cell office:value-type="string">
            <text:p>to be written</text:p>
          </table:table-cell>
          <table:table-cell table:style-name="ce8" office:value-type="date" office:date-value="2010-11-26">
            <text:p>26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5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Tomcat 5.5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context</text:p>
          </table:table-cell>
          <table:table-cell office:value-type="string">
            <text:p>to be written</text:p>
          </table:table-cell>
          <table:table-cell table:style-name="ce8" office:value-type="date" office:date-value="2010-11-26">
            <text:p>26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7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, with rewrap-datasources parameter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6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6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Boss 5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6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WebLogic 11g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6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etty 6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style-name="Default" table:number-columns-repeated="4"/>
          <table:table-cell table:number-columns-repeated="1014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irect JDBC driver, such as ojdbc14.jar</text:p>
          </table:table-cell>
          <table:table-cell office:value-type="string">
            <text:p>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1.21.0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irect JDBC driver, such as ojdbc6.jar with java.sql.Driver file</text:p>
          </table:table-cell>
          <table:table-cell office:value-type="string">
            <text:p>to be written</text:p>
          </table:table-cell>
          <table:table-cell table:style-name="ce8" office:value-type="date" office:date-value="2010-11-26">
            <text:p>26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pring DataSource using BasicDataSource</text:p>
          </table:table-cell>
          <table:table-cell office:value-type="string">
            <text:p>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pring DataSource using JndiObjectFactoryBean</text:p>
          </table:table-cell>
          <table:table-cell office:value-type="string">
            <text:p>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pring DataSources with excludedDatasources property</text:p>
          </table:table-cell>
          <table:table-cell office:value-type="string">
            <text:p>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5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lternative for monitoring of sql requests with HibernateBatcherFactory</text:p>
          </table:table-cell>
          <table:table-cell office:value-type="string">
            <text:p>to be written</text:p>
          </table:table-cell>
          <table:table-cell table:style-name="ce8" office:value-type="date" office:date-value="2010-11-26">
            <text:p>26/11/10</text:p>
          </table:table-cell>
          <table:table-cell table:style-name="ce9" office:value-type="string">
            <text:p>OK</text:p>
          </table:table-cell>
          <table:table-cell office:value-type="string">
            <text:p>1.22.0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EJB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interceptor with * in ejb-jar.xm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EJB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interceptor with ejb names in ejb-jar.xm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EJB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interceptor with annotation in ejb classe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dvisor &amp; pointcut with an interface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spring class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spring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spring class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spring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dvisor &amp; pointcut with a regexp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Spring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guice clas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guice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guice clas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guice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Matcher with an interfac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Guice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MonitoringProx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roxy of interface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MonitoringProx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roxy of interface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trut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interceptor for struts actio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Strut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Struts-Xwork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st batch jobs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st batch jobs defined in spring scheduling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use a job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sume a paused job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use all jobs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sume all jobs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Quartz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ach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st cache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Cach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urge all cache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Cach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ehcache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5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error message with oracle when the user is not granted, including the grant query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postgresq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oracl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mysq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ecurity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security constraints in web.xm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5">
          <table:table-cell office:value-type="string">
            <text:p>Security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security constraints in web.xml including « CONFIDENTIAL » for SS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11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Minor issue: Works with firefox and chrome. With IE8 / XP, html report is OK but pdf report can't be viewed or downloaded over SSL (self signed certificate here): issues of IE versions for pdf / doc / xls over SSL are « infamous »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SecurityManager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-security option and check error messag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SecurityManager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-security option and modify java.policy file (catalina.policy); the examples webapp needs to be undeployed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NoWebappModif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Deployment of JavaMelody without modification of webapp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EAR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deployment of JavaMelody in an ear fiil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javamelody.war in tomca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java -jar javamelody.war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java -jar javamelody.war with xml transport forma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several application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applications not available any more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Small issue : an application not available is not easy to remove</text:p>
          </table:table-cell>
          <table:table-cell table:number-columns-repeated="1013"/>
        </table:table-row>
        <table:table-row table:style-name="ro4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an application with several instances (such as in a cluster)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test OSGI configuratio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ttp and debugging logs with logback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ttp and debugging logs with log4j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ttp and debugging logs with java.util.logging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5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ebugging logs at debug level for intialization (and no higher level for normal initialization)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tatistics and last errors for warn and error logs in logback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tatistics and last errors for warn and error logs in log4j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tatistics and last errors for warn and error logs in java.util.logging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5">
          <table:table-cell office:value-type="string">
            <text:p>Last shutdown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at the last_shutdown.html file is written when the server is stopped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Request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table:style-name="ce3" office:value-type="string">
            <text:p>Requests statistics and details</text:p>
          </table:table-cell>
          <table:table-cell office:value-type="string">
            <text:p>to be written (stack-trace of error, stack-trace of log, sql explain plan, call tree, usages, summary per class, last errors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Execute the garbage collector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Generate a heap dump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JDK 1.6</text:p>
          </table:table-cell>
          <table:table-cell office:value-type="string">
            <text:p>View memory histogram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Invalidate http sessions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http session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a http session detai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deployment descriptor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Mbeans</text:p>
          </table:table-cell>
          <table:table-cell office:value-type="string">
            <text:p>to be written</text:p>
          </table:table-cell>
          <table:table-cell table:style-name="ce8" office:value-type="date" office:date-value="2010-11-12">
            <text:p>1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OS proces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JNDI tre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opened jdbc connection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5">
          <table:table-cell office:value-type="string">
            <text:p>System informations</text:p>
          </table:table-cell>
          <table:table-cell office:value-type="string">
            <text:p>Windows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check the contents of system informations and compare with jconsole/jvisualvm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Thread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View thread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Thread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5</text:p>
          </table:table-cell>
          <table:table-cell office:value-type="string">
            <text:p>View threads, without stack-trace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Thread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Kill a thread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Print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JDK 1.6</text:p>
          </table:table-cell>
          <table:table-cell office:value-type="string">
            <text:p>Check that all html screens can be correctly printed.</text:p>
          </table:table-cell>
          <table:table-cell office:value-type="string">
            <text:p>For all screens, open « print preview » and check contents, in particular that buttons of actions are not in preview</text:p>
          </table:table-cell>
          <table:table-cell table:style-name="ce8" office:value-type="date" office:date-value="2010-11-15">
            <text:p>15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 table:number-rows-repeated="6534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Tests.A1:Tests.AMJ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4">24/01/2011</text:date>, <text:time>19:4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meric Vernat</meta:initial-creator>
    <meta:creation-date>2010-08-26T17:04:42.85</meta:creation-date>
    <dc:date>2011-01-24T19:44:01</dc:date>
    <dc:creator>Emeric Vernat</dc:creator>
    <meta:editing-duration>PT252H32M15S</meta:editing-duration>
    <meta:editing-cycles>211</meta:editing-cycles>
    <meta:generator>OpenOffice.org/3.2$Win32 OpenOffice.org_project/320m18$Build-9502</meta:generator>
    <meta:document-statistic meta:table-count="2" meta:cell-count="1534" meta:object-count="0"/>
  </office:meta>
</office:document-meta>
</file>